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entury Gothic1" svg:font-family="'Century Gothic'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1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mm" fo:margin-bottom="0mm"/>
      <style:text-properties fo:color="#333333" style:font-name="Lucida Sans Unicode" fo:font-size="10pt" fo:background-color="#ffffff" style:font-size-asian="10pt" style:font-name-complex="Lucida Sans Unicode1" style:font-size-complex="10pt"/>
    </style:style>
    <style:style style:name="P4" style:family="paragraph" style:parent-style-name="Standard">
      <style:paragraph-properties fo:margin-top="0mm" fo:margin-bottom="0mm" fo:text-align="justify" style:justify-single-word="false"/>
    </style:style>
    <style:style style:name="P5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6" style:family="paragraph" style:parent-style-name="List_20_Paragraph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margin-top="0mm" fo:margin-bottom="0mm"/>
    </style:style>
    <style:style style:name="P8" style:family="paragraph" style:parent-style-name="Standard">
      <style:paragraph-properties fo:margin-top="0mm" fo:margin-bottom="0mm" fo:text-align="center" style:justify-single-word="false"/>
      <style:text-properties style:font-name="Century Gothic" fo:font-size="10pt" style:font-size-asian="10pt" style:font-size-complex="10pt"/>
    </style:style>
    <style:style style:name="P9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10" style:family="paragraph" style:parent-style-name="Standard">
      <style:paragraph-properties fo:margin-top="0mm" fo:margin-bottom="0mm"/>
      <style:text-properties fo:color="#333333" style:font-name="Lucida Sans Unicode" fo:font-size="10pt" fo:background-color="#ffffff" style:font-size-asian="10pt" style:font-name-complex="Lucida Sans Unicode1" style:font-size-complex="10pt"/>
    </style:style>
    <style:style style:name="P11" style:family="paragraph" style:parent-style-name="Standard">
      <style:paragraph-properties fo:margin-top="0mm" fo:margin-bottom="0mm" fo:line-height="100%" fo:text-align="center" style:justify-single-word="false"/>
      <style:text-properties style:font-name="Century Gothic1" fo:font-size="10pt" fo:language="en" fo:country="SG" style:font-size-asian="10pt" style:font-name-complex="Times-Roman2" style:font-size-complex="10pt"/>
    </style:style>
    <style:style style:name="P12" style:family="paragraph" style:parent-style-name="Standard">
      <style:paragraph-properties fo:margin-top="0mm" fo:margin-bottom="0mm" fo:text-align="justify" style:justify-single-word="false">
        <style:tab-stops>
          <style:tab-stop style:position="86.78mm"/>
        </style:tab-stops>
      </style:paragraph-properties>
      <style:text-properties style:font-name="Century Gothic1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15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P16" style:family="paragraph" style:parent-style-name="No_20_Spacing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17" style:family="paragraph" style:parent-style-name="No_20_Spacing">
      <style:paragraph-properties fo:text-align="center" style:justify-single-word="false"/>
      <style:text-properties style:font-name="Century Gothic" fo:font-size="10pt" style:font-size-asian="10pt" style:font-name-complex="Times-Bold1" style:font-size-complex="10pt" style:font-weight-complex="bold"/>
    </style:style>
    <style:style style:name="P18" style:family="paragraph" style:parent-style-name="List_20_Paragraph" style:list-style-name="WWNum4">
      <style:paragraph-properties fo:text-align="justify" style:justify-single-word="false"/>
    </style:style>
    <style:style style:name="P19" style:family="paragraph" style:parent-style-name="List_20_Paragraph" style:list-style-name="WWNum3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20" style:family="paragraph" style:parent-style-name="List_20_Paragraph" style:list-style-name="WWNum4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style:font-name="Century Gothic" fo:font-size="10pt" style:font-size-asian="10pt" style:font-size-complex="10pt"/>
    </style:style>
    <style:style style:name="T3" style:family="text">
      <style:text-properties style:font-name="Century Gothic" fo:font-size="10pt" fo:font-weight="bold" style:font-size-asian="10pt" style:font-weight-asian="bold" style:font-size-complex="10pt"/>
    </style:style>
    <style:style style:name="T4" style:family="text">
      <style:text-properties fo:color="#333333" style:font-name="Lucida Sans Unicode" fo:font-size="10pt" fo:background-color="#ffffff" style:font-size-asian="10pt" style:font-name-complex="Lucida Sans Unicode1" style:font-size-complex="10pt"/>
    </style:style>
    <style:style style:name="T5" style:family="text">
      <style:text-properties fo:color="#333333" style:font-name="Lucida Sans Unicode" fo:font-size="10pt" style:font-size-asian="10pt" style:font-name-complex="Lucida Sans Unicode1" style:font-size-complex="10pt"/>
    </style:style>
    <style:style style:name="T6" style:family="text">
      <style:text-properties fo:color="#333333" style:font-name="Lucida Sans Unicode" fo:font-size="10pt" fo:language="en" fo:country="SG" fo:background-color="#ffffff" style:font-name-asian="SimSun" style:font-size-asian="10pt" style:language-asian="zh" style:country-asian="CN" style:font-name-complex="Lucida Sans Unicode1" style:font-size-complex="10pt"/>
    </style:style>
    <style:style style:name="T7" style:family="text">
      <style:text-properties fo:color="#333333" style:font-name="Lucida Sans Unicode" fo:language="en" fo:country="SG" fo:background-color="#ffffff" style:font-name-asian="SimSun" style:language-asian="zh" style:country-asian="CN" style:font-name-complex="Lucida Sans Unicode1"/>
    </style:style>
    <style:style style:name="T8" style:family="text">
      <style:text-properties fo:color="#bf1616" style:font-name="Lucida Sans Unicode" fo:font-size="10pt" fo:background-color="#ffffff" style:font-size-asian="10pt" style:font-name-complex="Lucida Sans Unicode1" style:font-size-complex="10pt"/>
    </style:style>
    <style:style style:name="T9" style:family="text">
      <style:text-properties fo:color="#00000a" style:font-name="Century Gothic" fo:font-size="10pt" style:text-underline-style="none" style:font-size-asian="10pt" style:font-size-complex="10pt"/>
    </style:style>
    <style:style style:name="T10" style:family="text">
      <style:text-properties style:font-name="Courier" fo:font-size="14pt" fo:language="en" fo:country="SG" fo:font-style="italic" fo:font-weight="bold" style:font-name-asian="SimSun" style:font-size-asian="14pt" style:language-asian="zh" style:country-asian="CN" style:font-style-asian="italic" style:font-weight-asian="bold" style:font-name-complex="Arial" style:font-size-complex="14pt" style:font-style-complex="italic" style:font-weight-complex="bold"/>
    </style:style>
    <style:style style:name="T11" style:family="text">
      <style:text-properties style:font-name="Century Gothic1" fo:font-size="14pt" fo:language="en" fo:country="SG" fo:font-style="italic" fo:font-weight="bold" style:font-name-asian="SimSun" style:font-size-asian="14pt" style:language-asian="zh" style:country-asian="CN" style:font-style-asian="italic" style:font-weight-asian="bold" style:font-name-complex="Arial" style:font-size-complex="14pt" style:font-style-complex="italic" style:font-weight-complex="bold"/>
    </style:style>
    <style:style style:name="T12" style:family="text">
      <style:text-properties style:font-name="Century Gothic1" fo:language="en" fo:country="SG" fo:font-style="italic" fo:font-weight="bold" style:font-name-asian="SimSun" style:language-asian="zh" style:country-asian="CN" style:font-style-asian="italic" style:font-weight-asian="bold" style:font-name-complex="Arial" style:font-style-complex="italic" style:font-weight-complex="bold"/>
    </style:style>
    <style:style style:name="T13" style:family="text">
      <style:text-properties style:font-name="Century Gothic1" fo:language="en" fo:country="SG" fo:font-style="normal" fo:font-weight="bold" style:font-name-asian="SimSun" style:language-asian="zh" style:country-asian="CN" style:font-style-asian="normal" style:font-weight-asian="bold" style:font-name-complex="Arial" style:font-style-complex="normal" style:font-weight-complex="bold"/>
    </style:style>
    <style:style style:name="T14" style:family="text">
      <style:text-properties style:font-name="Century Gothic1" fo:language="en" fo:country="SG" fo:font-style="normal" fo:font-weight="normal" style:font-name-asian="SimSun" style:language-asian="zh" style:country-asian="CN" style:font-style-asian="normal" style:font-weight-asian="normal" style:font-name-complex="Arial" style:font-style-complex="normal" style:font-weight-complex="normal"/>
    </style:style>
    <style:style style:name="T15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 style:font-weight-complex="bold"/>
    </style:style>
    <style:style style:name="T16" style:family="text">
      <style:text-properties style:font-name="Century Gothic1" fo:font-size="10pt" fo:language="en" fo:country="SG" fo:font-weight="normal" style:font-name-asian="Calibri1" style:font-size-asian="10pt" style:language-asian="zh" style:country-asian="CN" style:font-weight-asian="normal" style:font-name-complex="Courier New" style:font-size-complex="10pt" style:font-weight-complex="normal"/>
    </style:style>
    <style:style style:name="T17" style:family="text">
      <style:text-properties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imes-Roman1" fo:font-size="12pt" style:font-name-asian="SimSun" style:font-size-asian="12pt" style:language-asian="zh" style:country-asian="CN" style:font-name-complex="TimesNewRoman"/>
    </style:style>
    <style:style style:name="T20" style:family="text">
      <style:text-properties fo:font-size="12pt" style:font-name-asian="SimSun" style:font-size-asian="12pt" style:language-asian="zh" style:country-asian="CN" style:font-name-complex="TimesNewRoman"/>
    </style:style>
    <style:style style:name="T21" style:family="text">
      <style:text-properties style:font-name-asian="SimSun" style:language-asian="zh" style:country-asian="CN" style:font-name-complex="TimesNewRoman"/>
    </style:style>
    <style:style style:name="T22" style:family="text">
      <style:text-properties style:font-name="Times-Bold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Times-Roman2" style:font-size-complex="12pt" style:font-weight-complex="normal"/>
    </style:style>
    <style:style style:name="T23" style:family="text">
      <style:text-properties style:font-name="Times-Bold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 style:font-weight-complex="bold"/>
    </style:style>
    <style:style style:name="T24" style:family="text">
      <style:text-properties style:font-name="Times-Bold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 style:font-weight-complex="bold"/>
    </style:style>
    <style:style style:name="T25" style:family="text">
      <style:text-properties style:font-name="Century Gothic1" fo:language="en" fo:country="SG" style:text-underline-style="solid" style:text-underline-width="auto" style:text-underline-color="font-color" fo:font-weight="normal" style:font-name-asian="SimSun" style:language-asian="zh" style:country-asian="CN" style:font-weight-asian="normal" style:font-name-complex="Times-Roman2" style:font-weight-complex="normal"/>
    </style:style>
    <style:style style:name="T26" style:family="text">
      <style:text-properties style:font-name="Century Gothic1" fo:font-weight="normal" style:font-weight-asian="normal" style:font-weight-complex="normal"/>
    </style:style>
    <style:style style:name="T27" style:family="text">
      <style:text-properties fo:language="en" fo:country="SG" style:font-name-asian="SimSun"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o.name&gt;</text:placeholder></text:p>
      <text:p text:style-name="P16">Company Registration No : <text:span text:style-name="T14"><text:placeholder text:placeholder-type="text">&lt;o.uen&gt;</text:placeholder></text:span></text:p>
      <text:p text:style-name="P17">(Incorporated in the Republic of Singapore)</text:p>
      <text:p text:style-name="P11"><text:span text:style-name="T21"><text:placeholder text:placeholder-type="text">&lt;get_company_full_address(o.company_id)&gt;</text:placeholder></text:span></text:p>
      <text:p text:style-name="P1"/>
      <text:p text:style-name="P1">Date : <text:span text:style-name="T25"><text:placeholder text:placeholder-type="text">&lt;get_datenow()&gt;</text:placeholder></text:span></text:p>
      <text:p text:style-name="P3"/>
      <text:p text:style-name="P3"><text:span text:style-name="T27"><text:placeholder text:placeholder-type="text">&lt;o.company_id and o.company_id.partner_id and o.company_id.partner_id.name or ''&gt;</text:placeholder></text:span></text:p>
      <text:p text:style-name="P3">(UEN : <text:span text:style-name="T27"><text:placeholder text:placeholder-type="text">&lt;o.company_id and o.company_id.partner_id and o.company_id.partner_id.uen or ''&gt;</text:placeholder></text:span>)</text:p>
      <text:p text:style-name="P3"><text:placeholder text:placeholder-type="text">&lt;o.company_id and o.company_id.partner_id and o.company_id.partner_id.street or ''&gt;</text:placeholder></text:p>
      <text:p text:style-name="P3"><text:placeholder text:placeholder-type="text">&lt;o.company_id and o.company_id.partner_id and o.company_id.partner_id.street2 or ''&gt;</text:placeholder></text:p>
      <text:p text:style-name="P3"><text:span text:style-name="T27"><text:placeholder text:placeholder-type="text">&lt;o.company_id and o.company_id.partner_id and o.company_id.partner_id.country_id and o.company_id.country_id.name or ''&gt;</text:placeholder></text:span> <text:span text:style-name="T27"><text:placeholder text:placeholder-type="text">&lt;o.company_id and o.company_id.partner_id and o.company_id.partner_id.zip or ''&gt;</text:placeholder></text:span></text:p>
      <text:p text:style-name="P7"><text:span text:style-name="T4">Tel  :     </text:span><text:span text:style-name="T6"><text:placeholder text:placeholder-type="text">&lt;o.company_id and o.company_id.partner_id and o.company_id.partner_id.phone or ''&gt;</text:placeholder></text:span><text:span text:style-name="T5"><text:line-break/></text:span><text:span text:style-name="T4">Fax :     </text:span><text:span text:style-name="T6"><text:placeholder text:placeholder-type="text">&lt;o.company_id and o.company_id.partner_id and o.company_id.partner_id.fax or ''&gt;</text:placeholder></text:span><text:span text:style-name="T5"><text:line-break/></text:span><text:span text:style-name="T4">E-Mail :</text:span><text:span text:style-name="apple-converted-space"><text:span text:style-name="T4"> </text:span></text:span><text:span text:style-name="apple-converted-space"><text:span text:style-name="T6"><text:placeholder text:placeholder-type="text">&lt;o.company_id and o.company_id.partner_id and o.company_id.partner_id.email or ''&gt;</text:placeholder></text:span></text:span></text:p>
      <text:p text:style-name="P1"/>
      <text:p text:style-name="P1">Dear Sirs</text:p>
      <text:p text:style-name="P2"/>
      <text:p text:style-name="P2">RE : REQUEST TO HAND OVER DOCUMENTS AND INSTRUMENTS OF CONTROL OF THE COMPANY</text:p>
      <text:p text:style-name="P4"><text:span text:style-name="T2">I am the shareholder and director of </text:span><text:span text:style-name="T15"><text:placeholder text:placeholder-type="text">&lt;o.name&gt;</text:placeholder></text:span><text:span text:style-name="T2">.</text:span></text:p>
      <text:p text:style-name="P5"/>
      <text:p text:style-name="P1">I understand from my record that you are the Company Secretary.</text:p>
      <text:p text:style-name="P1">I hereby request the return of the following items to <text:span text:style-name="T26"><text:placeholder text:placeholder-type="text">&lt;get_chairman(o.id)&gt;</text:placeholder></text:span>, NRIC : <text:span text:style-name="T26"><text:placeholder text:placeholder-type="text">&lt;get_chairman_nric(o.id)&gt;</text:placeholder></text:span>.</text:p>
      <text:p text:style-name="P1"><text:s/>The items are listed as below :</text:p>
      <text:list xml:id="list1498731089" text:style-name="WWNum3">
        <text:list-item>
          <text:p text:style-name="P19">Memorandum &amp; Articles of Association of the Company</text:p>
        </text:list-item>
        <text:list-item>
          <text:p text:style-name="P19">Company Seal/Stamp</text:p>
        </text:list-item>
        <text:list-item>
          <text:p text:style-name="P19">Registry of shareholders of the Company</text:p>
        </text:list-item>
        <text:list-item>
          <text:p text:style-name="P19">Share certificates</text:p>
        </text:list-item>
        <text:list-item>
          <text:p text:style-name="P19">Company Minutes Book</text:p>
        </text:list-item>
        <text:list-item>
          <text:p text:style-name="P19">All other documents pertaining to statutory records required to be maintained by the Company</text:p>
        </text:list-item>
      </text:list>
      <text:p text:style-name="P1">You may reach me by the contact below:-</text:p>
      <text:list xml:id="list226735328" text:style-name="WWNum4">
        <text:list-item>
          <text:p text:style-name="P20">Handphone : <text:s text:c="17"/>(Anthony Goh) or 9871 3644 (Sally Khor) for the hand over arrangement.</text:p>
        </text:list-item>
      </text:list>
      <text:p text:style-name="P6"/>
      <text:list xml:id="list199130074" text:continue-numbering="true" text:style-name="WWNum4">
        <text:list-item>
          <text:p text:style-name="P18"><text:span text:style-name="T2">Email : </text:span><text:a xlink:type="simple" xlink:href="mailto:sallykhor@yahoo.com"><text:span text:style-name="T9">sallykhor@yahoo.com</text:span></text:a></text:p>
        </text:list-item>
      </text:list>
      <text:p text:style-name="P6"/>
      <text:p text:style-name="P1">Your immediate attention in this matter is greatly appreciated.</text:p>
      <text:p text:style-name="P1"/>
      <text:p text:style-name="P1">Yours faithfully</text:p>
      <text:p text:style-name="P1"/>
      <text:p text:style-name="P5">_________________________</text:p>
      <text:p text:style-name="P12"><text:soft-page-break/><text:span text:style-name="T18"><text:placeholder text:placeholder-type="text">&lt;get_chairman(o.id)&gt;</text:placeholder></text:span></text:p>
      <text:p text:style-name="P5">Director</text:p>
      <text:p text:style-name="P4"><text:span text:style-name="T16"><text:placeholder text:placeholder-type="text">&lt;o.name&gt;</text:placeholder>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entury Gothic1" svg:font-family="'Century Gothic'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ucida Sans Unicode" svg:font-family="'Lucida Sans Unicode'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1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2.82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apple-converted-spac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01mm" fo:margin-bottom="9mm" fo:margin-left="25.01mm" fo:margin-right="25.01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31</meta:editing-cycles>
    <meta:print-date>2014-12-25T17:22:00</meta:print-date>
    <meta:creation-date>2014-12-25T17:22:00</meta:creation-date>
    <dc:date>2015-12-16T16:31:06</dc:date>
    <meta:editing-duration>PT4M21S</meta:editing-duration>
    <meta:generator>LibreOffice/3.5$Linux_X86_64 LibreOffice_project/350m1$Build-2</meta:generator>
    <meta:document-statistic meta:table-count="0" meta:image-count="0" meta:object-count="0" meta:page-count="2" meta:paragraph-count="32" meta:word-count="228" meta:character-count="1855" meta:non-whitespace-character-count="16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